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10.2129166666667cm" style:use-optimal-column-width="true"/>
    </style:style>
    <style:style style:name="co3" style:family="table-column">
      <style:table-column-properties fo:break-before="auto" style:column-width="16.2983333333333cm"/>
    </style:style>
    <style:style style:name="co4" style:family="table-column">
      <style:table-column-properties fo:break-before="auto" style:column-width="8.67833333333333cm"/>
    </style:style>
    <style:style style:name="co5" style:family="table-column">
      <style:table-column-properties fo:break-before="auto" style:column-width="7.540625cm" style:use-optimal-column-width="true"/>
    </style:style>
    <style:style style:name="co6" style:family="table-column">
      <style:table-column-properties fo:break-before="auto" style:column-width="8.59895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Requirements</text:p>
          </table:table-cell>
          <table:table-cell table:style-name="ce2"/>
          <table:table-cell office:value-type="string" table:style-name="ce2">
            <text:p>Notes</text:p>
          </table:table-cell>
          <table:table-cell office:value-type="string" table:style-name="ce2">
            <text:p>Pin-out TODO</text:p>
          </table:table-cell>
          <table:table-cell office:value-type="string" table:style-name="ce2">
            <text:p>Old Done List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Fast MCU</text:p>
          </table:table-cell>
          <table:table-cell office:value-type="string" table:style-name="ce2">
            <text:p>STM32H725, TFBGA100, UFBGA 176+25, LQFP144 ?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H725 has 4x 32 bit timers (TIM2,TIM5,TIM23,TIM24), H743 only has 2 (TIM2, TIM5)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FPGA</text:p>
          </table:table-cell>
          <table:table-cell office:value-type="string" table:style-name="ce2">
            <text:p>iCE40HX8K-CT256 or iCE40HX8K-BG121, 0.8mm pitch 256-ball caBGA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Ethernet port</text:p>
          </table:table-cell>
          <table:table-cell office:value-type="string" table:style-name="ce2">
            <text:p>Connected to MCU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Ethernet LED port</text:p>
          </table:table-cell>
          <table:table-cell office:value-type="string" table:style-name="ce2">
            <text:p>2x LED open-drain outputs + 3V3 + GND</text:p>
          </table:table-cell>
          <table:table-cell table:style-name="ce2"/>
          <table:table-cell office:value-type="string" table:style-name="ce2">
            <text:p>Use FPGA to drive signals</text:p>
          </table:table-cell>
          <table:table-cell office:value-type="string" table:style-name="ce2">
            <text:p>Need some LED drivers conneted to the FPGA.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USB Hub</text:p>
          </table:table-cell>
          <table:table-cell office:value-type="string" table:style-name="ce2">
            <text:p>8 ports. Main MCU, FPGA, Head MCU, 4x expansion slots, 1 for PC. FE2.1 chipset. Multi-TT.</text:p>
          </table:table-cell>
          <table:table-cell table:style-name="ce2"/>
          <table:table-cell office:value-type="string" table:style-name="ce2">
            <text:p>MCU Done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Wifi Module/Flashing port</text:p>
          </table:table-cell>
          <table:table-cell office:value-type="string" table:style-name="ce2">
            <text:p>Header to allow for programming of FPGA and MCU and to support a WIFI module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To allow for <text:s/>OTA firmware upgrades on main MCU/FPGA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Signals: MCU NRST, SPI, UART, FPGA programming + SPI + UART + reset, FPGA+WIFI int and CS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IO swappable between MCU and FPGA</text:p>
          </table:table-cell>
          <table:table-cell office:value-type="string" table:style-name="ce2">
            <text:p>Via 3 pin jumpers per signal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e.g. to allow either FPGA to drive stepper signals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CHMT48VB compatible connectors</text:p>
          </table:table-cell>
          <table:table-cell office:value-type="string" table:style-name="ce2">
            <text:p>Only for NEEDED IO, not for ALL IO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Must allow existing cables to be plugged in without any rewiring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4x Expansion connectors</text:p>
          </table:table-cell>
          <table:table-cell office:value-type="string" table:style-name="ce2">
            <text:p>Wire up some FPGA pins to each connector + select MCU peripherals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USB to each port, connect to primary USB interface on peripheral boards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2">
          <table:table-cell/>
          <table:table-cell table:style-name="ce2"/>
          <table:table-cell office:value-type="string" table:style-name="ce2">
            <text:p>At least 2 sockets need sufficient signals to drive 2x 2.54" stepper motor sockets each, in HARDWARE.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1">
            <text:p>DIAG0/1 on unused interface pins, with EXTI</text:p>
          </table:table-cell>
          <table:table-cell table:number-columns-repeated="16378"/>
        </table:table-row>
        <table:table-row table:style-name="ro1">
          <table:table-cell/>
          <table:table-cell table:style-name="ce2"/>
          <table:table-cell office:value-type="string" table:style-name="ce2">
            <text:p>If sufficient MCU peripherals remain, wire up remaining 2 sockets to support them too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deally 1x 32 bit timer per socket. <text:s/>Ensure timers have encoder support.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1x UART per socket.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"/>
          <table:table-cell office:value-type="string" table:style-name="ce2">
            <text:p>1x set of SPI SCK/MOSI/MISO pins per socket. With 2x CS pins. Ideally 1 SPI interface per socket with on hardware NSS signal.</text:p>
          </table:table-cell>
          <table:table-cell office:value-type="string" table:style-name="ce2">
            <text:p>TODO (need 1 extra pin per port)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1x pair of SDA/SCL pins. Each socket shares the same I2C bus, e.g. for enumeration/detection.</text:p>
          </table:table-cell>
          <table:table-cell office:value-type="string" table:style-name="ce2">
            <text:p>DONE, using 4:1 bus switch though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Compatible head-connector</text:p>
          </table:table-cell>
          <table:table-cell office:value-type="string" table:style-name="ce2">
            <text:p>2x PWM controlled outputs for lights</text:p>
          </table:table-cell>
          <table:table-cell office:value-type="string" table:style-name="ce2">
            <text:p>DONE, using DMA driven PWM</text:p>
          </table:table-cell>
          <table:table-cell office:value-type="string" table:style-name="ce2">
            <text:p>SEE BELOW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1x PWM controlled output for drag pin solenoid</text:p>
          </table:table-cell>
          <table:table-cell office:value-type="string" table:style-name="ce2">
            <text:p>DONE, using DMA driven PWM</text:p>
          </table:table-cell>
          <table:table-cell office:value-type="string" table:style-name="ce2">
            <text:p>SEE BELOW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nput for Z center sensor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nput for Drag pin limit sensor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nput for X endstop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2x Vacuum sensors (Analog, non-isolated)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Future head-connector</text:p>
          </table:table-cell>
          <table:table-cell office:value-type="string" table:style-name="ce2">
            <text:p>The idea is for an MCU on the head, with vacuum sensor, vacuum switches, lighting, etc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[RS422|CAN|USB],5V, 24V, GND - head cable is LONG in this machine, ~2m</text:p>
          </table:table-cell>
          <table:table-cell office:value-type="string" table:style-name="ce2">
            <text:p>DONE, UART OR CAN from MCU, same pins on MCU</text:p>
          </table:table-cell>
          <table:table-cell office:value-type="string" table:style-name="ce2">
            <text:p>UART+CAN from MCU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2+2 differential line driver inputs/outputs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Chassis digital inputs</text:p>
          </table:table-cell>
          <table:table-cell office:value-type="string" table:style-name="ce2">
            <text:p>Input for Y endstop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2x 24V high current PWM controlled outputs</text:p>
          </table:table-cell>
          <table:table-cell office:value-type="string" table:style-name="ce2">
            <text:p>Vacuum pump and Blow pump</text:p>
          </table:table-cell>
          <table:table-cell office:value-type="string" table:style-name="ce2">
            <text:p>DONE, using dedicated PWM timers</text:p>
          </table:table-cell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6x 24V medium current PWM controlled outputs</text:p>
          </table:table-cell>
          <table:table-cell office:value-type="string" table:style-name="ce2">
            <text:p>Drag pin solenoid, 3x lights, 2x vacuum switches.</text:p>
          </table:table-cell>
          <table:table-cell office:value-type="string" table:style-name="ce2">
            <text:p>DONE, using DMA driven PWM</text:p>
          </table:table-cell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4x PWM fan headers</text:p>
          </table:table-cell>
          <table:table-cell office:value-type="string" table:style-name="ce2">
            <text:p>With RPM feedback</text:p>
          </table:table-cell>
          <table:table-cell office:value-type="string" table:style-name="ce2">
            <text:p>DONE, via FPGA</text:p>
          </table:table-cell>
          <table:table-cell office:value-type="string" table:style-name="ce2">
            <text:p>FPGA for PWM and RPM feedback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Ensure there are 4 PWM circuits connected to the FPGA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2x Differential Encoder inputs</text:p>
          </table:table-cell>
          <table:table-cell office:value-type="string" table:style-name="ce2">
            <text:p>CHMT48VB only has encoders on X + Y motors.</text:p>
          </table:table-cell>
          <table:table-cell office:value-type="string" table:style-name="ce2">
            <text:p>DONE, via FPGA</text:p>
          </table:table-cell>
          <table:table-cell office:value-type="string" table:style-name="ce2">
            <text:p>Use TIM23 + TIM24 (CH1/CH2 on each)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Use hardware timers for encoder sampling by hardware.</text:p>
          </table:table-cell>
          <table:table-cell table:style-name="ce2"/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Emergency Stop Input</text:p>
          </table:table-cell>
          <table:table-cell office:value-type="string" table:style-name="ce2">
            <text:p>Should be connected to an EXTI pin and/or TIM_BK input</text:p>
          </table:table-cell>
          <table:table-cell office:value-type="string" table:style-name="ce2">
            <text:p>DONE, EXTI0</text:p>
          </table:table-cell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Stepper motor outputs</text:p>
          </table:table-cell>
          <table:table-cell office:value-type="string" table:style-name="ce2">
            <text:p>X Step/Dir</text:p>
          </table:table-cell>
          <table:table-cell office:value-type="string" table:style-name="ce2">
            <text:p>DONE, Via PORT_1 Timer 1 CH1/2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Y Step/Dir</text:p>
          </table:table-cell>
          <table:table-cell office:value-type="string" table:style-name="ce2">
            <text:p>DONE, Via PORT_1 Timer 1 CH3/4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L Nozzle Step/Dir</text:p>
          </table:table-cell>
          <table:table-cell office:value-type="string" table:style-name="ce2">
            <text:p>DONE, Via PORT_3 Timer 1 CH1/2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R Nozzle Step/Dir</text:p>
          </table:table-cell>
          <table:table-cell office:value-type="string" table:style-name="ce2">
            <text:p>DONE, Via PORT_3 Timer 1 CH3/4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L Feeder Step/Dir</text:p>
          </table:table-cell>
          <table:table-cell office:value-type="string" table:style-name="ce2">
            <text:p>DONE, Via PORT_2 Timer 1 CH1/2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R Feeder Step/Dir</text:p>
          </table:table-cell>
          <table:table-cell office:value-type="string" table:style-name="ce2">
            <text:p>DONE, Via PORT_2 Timer 1 CH3/4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Spare Step/Dir 1</text:p>
          </table:table-cell>
          <table:table-cell office:value-type="string" table:style-name="ce2">
            <text:p>DONE, Via PORT_3 Timer 1 CH1/2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Spare Step/Dir 2</text:p>
          </table:table-cell>
          <table:table-cell office:value-type="string" table:style-name="ce2">
            <text:p>DONE, Via PORT_3 Timer 1 CH3/4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5V 3A output, for Raspberry Pi 5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Comms for Raspberry Pi to use ethernet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x connectors for X/Y end-stops</text:p>
          </table:table-cell>
          <table:table-cell office:value-type="string" table:style-name="ce2">
            <text:p>To allow for optical limit switches to be used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Also to allow for better routing of the Y end-stop wire.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 table:number-columns-repeated="2" table:style-name="ce2"/>
          <table:table-cell office:value-type="string" table:style-name="ce2">
            <text:p>Rerouting requires purchase of male to female 2 pin XH cable and repinning it and wiring the socket from the cable to the existing harness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3v3, IN, GND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4x Digital inputs 5V tolerant.</text:p>
          </table:table-cell>
          <table:table-cell office:value-type="string" table:style-name="ce2">
            <text:p>Non-isolated in CHMT design.</text:p>
          </table:table-cell>
          <table:table-cell office:value-type="string" table:style-name="ce2">
            <text:p>DONE,PC0,PC3,PH2,PH3 all FT_ha</text:p>
          </table:table-cell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Analog inputs AI1-4 may need to be 5V tolerant</text:p>
          </table:table-cell>
          <table:table-cell office:value-type="string" table:style-name="ce2">
            <text:p>Non-isolated in CHMT design.</text:p>
          </table:table-cell>
          <table:table-cell office:value-type="string" table:style-name="ce2">
            <text:p>PA0_C,PA1_C,PC2_C,PC3_C are all TT_a, 3v3 ONLY</text:p>
          </table:table-cell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2x Digital expansion/pass-though connector.</text:p>
          </table:table-cell>
          <table:table-cell office:value-type="string" table:style-name="ce2">
            <text:p>The idea is that a simple pass-though PCB can be made to route signals between the MCU and FPGA and OR to an expansion connector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i.e. MCU -&gt; FPGA or Expansion, FPGA -&gt; MCU or expansion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Route all remaining FPGA pins to some high-density connecto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Route remaining FPGA pins to some high-density connector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 table:number-columns-repeated="2" table:style-name="ce2"/>
          <table:table-cell office:value-type="string" table:style-name="ce2">
            <text:p>Ideally connectors arranged so that the board cannot be inserted incorrectly, even when the same plugs/sockets are used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5V, 3V3, GND, no 24V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Logic expansion header (2.54mm)</text:p>
          </table:table-cell>
          <table:table-cell office:value-type="string" table:style-name="ce2">
            <text:p>Route some pins from the expansion/passthough connector to a logic expansion head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24V, 5V, 3V3,GND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Would be nice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DCMI camera interface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I2C switch</text:p>
          </table:table-cell>
          <table:table-cell office:value-type="string" table:style-name="ce2">
            <text:p>For I2C vacuum sensors that have the same address</text:p>
          </table:table-cell>
          <table:table-cell office:value-type="string" table:style-name="ce2">
            <text:p>DONE, use a 4:1 bus switch on I2C3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Or enough I2C headers on STM32 I2C peripherals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4x I2C headers</text:p>
          </table:table-cell>
          <table:table-cell office:value-type="string" table:style-name="ce2">
            <text:p>3v3,GND,SDA,SCL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x 2.54" stepper motor sockets</text:p>
          </table:table-cell>
          <table:table-cell office:value-type="string" table:style-name="ce2">
            <text:p>But maybe just make a peripheral board, with 2 on each for now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x Opto Isolated outputs</text:p>
          </table:table-cell>
          <table:table-cell table:style-name="ce2"/>
          <table:table-cell office:value-type="string" table:style-name="ce2">
            <text:p>DONE, noted on FPGA pins list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2x Opto Isolated inputs</text:p>
          </table:table-cell>
          <table:table-cell table:style-name="ce2"/>
          <table:table-cell office:value-type="string" table:style-name="ce2">
            <text:p>DONE, noted on FPGA pins list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2-4x additional 24V high current PWM controlled outputs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-4x additional 24V medium current PWM controlled outputs</text:p>
          </table:table-cell>
          <table:table-cell table:number-columns-repeated="3" table:style-name="ce2"/>
          <table:table-cell table:number-columns-repeated="16379"/>
        </table:table-row>
        <table:table-row table:style-name="ro3">
          <table:table-cell table:number-columns-repeated="2" table:style-name="ce2"/>
          <table:table-cell office:value-type="string" table:style-name="ce2">
            <text:p>The idea is to use 16 GPIO pins (pin1-8 plus pin 9-16 from two ports, or pins 1-16 from a single port) so that PWM can be controlled for each pin via a DMA stream using the GPIO-ODR[H/L] registers.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 table:number-columns-repeated="2" table:style-name="ce2"/>
          <table:table-cell office:value-type="string" table:style-name="ce2">
            <text:p>Ideally divide 2 16 bit timers over those pins, so that some pins can be GPIO+DMA driven and others can be hardware driven.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string" table:style-name="ce2">
            <text:p>Machine external facing ports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Front panel USB socket</text:p>
          </table:table-cell>
          <table:table-cell office:value-type="string" table:style-name="ce2">
            <text:p>For USB sticks, OTG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Side/Rear Ethernet port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Side/Rear USB port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Make a small PCB to mount to the case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RJ45+USB in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RJ45+USB out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x LED input signals <text:s/>+ 3v3 + GND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x LEDs on RJ45 connector</text:p>
          </table:table-cell>
          <table:table-cell table:number-columns-repeated="3" table:style-name="ce2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ODO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Think about additional FPGA connectors.</text:p>
          </table:table-cell>
          <table:table-cell table:number-columns-repeated="3" table:style-name="ce2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Think of uses for the 3 unused timers TIM13/14/16, each with capture compare.</text:p>
          </table:table-cell>
          <table:table-cell office:value-type="string" table:style-name="ce2">
            <text:p>Probably use 2 timers for 2 additional high current PWM outputs</text:p>
          </table:table-cell>
          <table:table-cell table:number-columns-repeated="16381"/>
        </table:table-row>
        <table:table-row table:number-rows-repeated="10484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Dominic Clifton</meta:initial-creator>
    <dc:creator>Dominic Clifton</dc:creator>
    <meta:creation-date>2026-01-26T17:20:42Z</meta:creation-date>
    <dc:date>2026-01-29T17:27:48Z</dc:date>
    <meta:print-date>2026-01-26T21:26:02Z</meta:print-date>
  </office:meta>
</office:document-meta>
</file>